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Arial" fo:language="fr" fo:country="FR" officeooo:rsid="000b28e1" officeooo:paragraph-rsid="000b28e1"/>
    </style:style>
    <style:style style:name="T1" style:family="text">
      <style:text-properties officeooo:rsid="000cbd83"/>
    </style:style>
    <style:style style:name="T2" style:family="text">
      <style:text-properties fo:font-style="italic" officeooo:rsid="000cbd83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 synthétiseur a pour but de créer un moment relaxant grâce à l'utilisation d'un boucle répétitive et lente. Un son très résonant et long vient s'ajouter par dessus pour augmenter la relaxation. <text:span text:style-name="T1">Une variation de la vitesse de la boucle ainsi que le volume de tous les sons est possible. De plus un arpège joue en "</text:span><text:span text:style-name="T2">Background</text:span><text:span text:style-name="T1">" des notes. La hauteur des notes peut être modifié par le performeu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08:18:18.837208000</meta:creation-date>
    <dc:date>2015-11-09T08:31:44.474644000</dc:date>
    <meta:editing-duration>PT13M24S</meta:editing-duration>
    <meta:editing-cycles>4</meta:editing-cycles>
    <meta:generator>LibreOffice/5.0.2.2$MacOSX_X86_64 LibreOffice_project/37b43f919e4de5eeaca9b9755ed688758a8251fe</meta:generator>
    <meta:document-statistic meta:table-count="0" meta:image-count="0" meta:object-count="0" meta:page-count="1" meta:paragraph-count="1" meta:word-count="69" meta:character-count="395" meta:non-whitespace-character-count="327"/>
  </office:meta>
</office:document-meta>
</file>